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&amp;&quot;=&quot;&amp;[.B2]&amp;&quot;.&quot;&amp;[.C2]" office:value-type="string" office:string-value="58=Gal.1" calcext:value-type="string">
            <text:p>58=Gal.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]&amp;&quot;=&quot;&amp;[.B3]&amp;&quot;.&quot;&amp;[.C3]" office:value-type="string" office:string-value="59=Gal.2" calcext:value-type="string">
            <text:p>59=Gal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&amp;&quot;=&quot;&amp;[.B4]&amp;&quot;.&quot;&amp;[.C4]" office:value-type="string" office:string-value="60=Gal.3" calcext:value-type="string">
            <text:p>60=Gal.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]&amp;&quot;=&quot;&amp;[.B5]&amp;&quot;.&quot;&amp;[.C5]" office:value-type="string" office:string-value="61=Gal.4" calcext:value-type="string">
            <text:p>61=Gal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&amp;&quot;=&quot;&amp;[.B6]&amp;&quot;.&quot;&amp;[.C6]" office:value-type="string" office:string-value="62=Gal.5" calcext:value-type="string">
            <text:p>62=Gal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&amp;&quot;=&quot;&amp;[.B7]&amp;&quot;.&quot;&amp;[.C7]" office:value-type="string" office:string-value="63=Gal.6" calcext:value-type="string">
            <text:p>63=Gal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a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]&amp;&quot;=&quot;&amp;[.B8]&amp;&quot;.&quot;&amp;[.C8]" office:value-type="string" office:string-value="64=Jas.1" calcext:value-type="string">
            <text:p>64=Jas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a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9]&amp;&quot;=&quot;&amp;[.B9]&amp;&quot;.&quot;&amp;[.C9]" office:value-type="string" office:string-value="65=Jas.2" calcext:value-type="string">
            <text:p>65=Jas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]&amp;&quot;=&quot;&amp;[.B10]&amp;&quot;.&quot;&amp;[.C10]" office:value-type="string" office:string-value="66=Jas.3" calcext:value-type="string">
            <text:p>66=Jas.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a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&amp;&quot;=&quot;&amp;[.B11]&amp;&quot;.&quot;&amp;[.C11]" office:value-type="string" office:string-value="67=Jas.4" calcext:value-type="string">
            <text:p>67=Jas.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]&amp;&quot;=&quot;&amp;[.B12]&amp;&quot;.&quot;&amp;[.C12]" office:value-type="string" office:string-value="68=Jas.5" calcext:value-type="string">
            <text:p>68=Jas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t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&amp;&quot;=&quot;&amp;[.B13]&amp;&quot;.&quot;&amp;[.C13]" office:value-type="string" office:string-value="69=Matt.1" calcext:value-type="string">
            <text:p>69=Matt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t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&amp;&quot;=&quot;&amp;[.B14]&amp;&quot;.&quot;&amp;[.C14]" office:value-type="string" office:string-value="70=Matt.2" calcext:value-type="string">
            <text:p>70=Matt.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t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]&amp;&quot;=&quot;&amp;[.B15]&amp;&quot;.&quot;&amp;[.C15]" office:value-type="string" office:string-value="71=Matt.3" calcext:value-type="string">
            <text:p>71=Matt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t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&amp;&quot;=&quot;&amp;[.B16]&amp;&quot;.&quot;&amp;[.C16]" office:value-type="string" office:string-value="72=Matt.4" calcext:value-type="string">
            <text:p>72=Matt.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t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]&amp;&quot;=&quot;&amp;[.B17]&amp;&quot;.&quot;&amp;[.C17]" office:value-type="string" office:string-value="73=Matt.5" calcext:value-type="string">
            <text:p>73=Matt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tt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8]&amp;&quot;=&quot;&amp;[.B18]&amp;&quot;.&quot;&amp;[.C18]" office:value-type="string" office:string-value="74=Matt.6" calcext:value-type="string">
            <text:p>74=Matt.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tt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9]&amp;&quot;=&quot;&amp;[.B19]&amp;&quot;.&quot;&amp;[.C19]" office:value-type="string" office:string-value="75=Matt.7" calcext:value-type="string">
            <text:p>75=Matt.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tt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0]&amp;&quot;=&quot;&amp;[.B20]&amp;&quot;.&quot;&amp;[.C20]" office:value-type="string" office:string-value="76=Matt.8" calcext:value-type="string">
            <text:p>76=Matt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tt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1]&amp;&quot;=&quot;&amp;[.B21]&amp;&quot;.&quot;&amp;[.C21]" office:value-type="string" office:string-value="77=Matt.9" calcext:value-type="string">
            <text:p>77=Matt.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t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2]&amp;&quot;=&quot;&amp;[.B22]&amp;&quot;.&quot;&amp;[.C22]" office:value-type="string" office:string-value="78=Matt.10" calcext:value-type="string">
            <text:p>78=Matt.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tt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3]&amp;&quot;=&quot;&amp;[.B23]&amp;&quot;.&quot;&amp;[.C23]" office:value-type="string" office:string-value="79=Matt.11" calcext:value-type="string">
            <text:p>79=Matt.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tt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4]&amp;&quot;=&quot;&amp;[.B24]&amp;&quot;.&quot;&amp;[.C24]" office:value-type="string" office:string-value="80=Matt.12" calcext:value-type="string">
            <text:p>80=Matt.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tt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5]&amp;&quot;=&quot;&amp;[.B25]&amp;&quot;.&quot;&amp;[.C25]" office:value-type="string" office:string-value="81=Matt.13" calcext:value-type="string">
            <text:p>81=Matt.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tt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6]&amp;&quot;=&quot;&amp;[.B26]&amp;&quot;.&quot;&amp;[.C26]" office:value-type="string" office:string-value="82=Matt.14" calcext:value-type="string">
            <text:p>82=Matt.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tt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7]&amp;&quot;=&quot;&amp;[.B27]&amp;&quot;.&quot;&amp;[.C27]" office:value-type="string" office:string-value="83=Matt.15" calcext:value-type="string">
            <text:p>83=Matt.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tt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8]&amp;&quot;=&quot;&amp;[.B28]&amp;&quot;.&quot;&amp;[.C28]" office:value-type="string" office:string-value="84=Matt.16" calcext:value-type="string">
            <text:p>84=Matt.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tt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29]&amp;&quot;=&quot;&amp;[.B29]&amp;&quot;.&quot;&amp;[.C29]" office:value-type="string" office:string-value="85=Matt.17" calcext:value-type="string">
            <text:p>85=Matt.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tt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30]&amp;&quot;=&quot;&amp;[.B30]&amp;&quot;.&quot;&amp;[.C30]" office:value-type="string" office:string-value="86=Matt.18" calcext:value-type="string">
            <text:p>86=Matt.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tt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1]&amp;&quot;=&quot;&amp;[.B31]&amp;&quot;.&quot;&amp;[.C31]" office:value-type="string" office:string-value="87=Matt.19" calcext:value-type="string">
            <text:p>87=Matt.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t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2]&amp;&quot;=&quot;&amp;[.B32]&amp;&quot;.&quot;&amp;[.C32]" office:value-type="string" office:string-value="88=Matt.20" calcext:value-type="string">
            <text:p>88=Matt.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tt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3]&amp;&quot;=&quot;&amp;[.B33]&amp;&quot;.&quot;&amp;[.C33]" office:value-type="string" office:string-value="89=Matt.21" calcext:value-type="string">
            <text:p>89=Matt.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tt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4]&amp;&quot;=&quot;&amp;[.B34]&amp;&quot;.&quot;&amp;[.C34]" office:value-type="string" office:string-value="90=Matt.22" calcext:value-type="string">
            <text:p>90=Matt.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tt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35]&amp;&quot;=&quot;&amp;[.B35]&amp;&quot;.&quot;&amp;[.C35]" office:value-type="string" office:string-value="91=Matt.23" calcext:value-type="string">
            <text:p>91=Matt.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t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6]&amp;&quot;=&quot;&amp;[.B36]&amp;&quot;.&quot;&amp;[.C36]" office:value-type="string" office:string-value="92=Matt.24" calcext:value-type="string">
            <text:p>92=Matt.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tt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37]&amp;&quot;=&quot;&amp;[.B37]&amp;&quot;.&quot;&amp;[.C37]" office:value-type="string" office:string-value="93=Matt.25" calcext:value-type="string">
            <text:p>93=Matt.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tt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8]&amp;&quot;=&quot;&amp;[.B38]&amp;&quot;.&quot;&amp;[.C38]" office:value-type="string" office:string-value="94=Matt.26" calcext:value-type="string">
            <text:p>94=Matt.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tt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39]&amp;&quot;=&quot;&amp;[.B39]&amp;&quot;.&quot;&amp;[.C39]" office:value-type="string" office:string-value="95=Matt.27" calcext:value-type="string">
            <text:p>95=Matt.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t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0]&amp;&quot;=&quot;&amp;[.B40]&amp;&quot;.&quot;&amp;[.C40]" office:value-type="string" office:string-value="96=Matt.28" calcext:value-type="string">
            <text:p>96=Matt.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o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1]&amp;&quot;=&quot;&amp;[.B41]&amp;&quot;.&quot;&amp;[.C41]" office:value-type="string" office:string-value="97=Rom.1" calcext:value-type="string">
            <text:p>97=Rom.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2]&amp;&quot;=&quot;&amp;[.B42]&amp;&quot;.&quot;&amp;[.C42]" office:value-type="string" office:string-value="98=Rom.2" calcext:value-type="string">
            <text:p>98=Rom.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o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3]&amp;&quot;=&quot;&amp;[.B43]&amp;&quot;.&quot;&amp;[.C43]" office:value-type="string" office:string-value="99=Rom.3" calcext:value-type="string">
            <text:p>99=Rom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4]&amp;&quot;=&quot;&amp;[.B44]&amp;&quot;.&quot;&amp;[.C44]" office:value-type="string" office:string-value="100=Rom.4" calcext:value-type="string">
            <text:p>100=Rom.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5]&amp;&quot;=&quot;&amp;[.B45]&amp;&quot;.&quot;&amp;[.C45]" office:value-type="string" office:string-value="101=Rom.5" calcext:value-type="string">
            <text:p>101=Rom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o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6]&amp;&quot;=&quot;&amp;[.B46]&amp;&quot;.&quot;&amp;[.C46]" office:value-type="string" office:string-value="102=Rom.6" calcext:value-type="string">
            <text:p>102=Rom.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m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7]&amp;&quot;=&quot;&amp;[.B47]&amp;&quot;.&quot;&amp;[.C47]" office:value-type="string" office:string-value="103=Rom.7" calcext:value-type="string">
            <text:p>103=Rom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o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8]&amp;&quot;=&quot;&amp;[.B48]&amp;&quot;.&quot;&amp;[.C48]" office:value-type="string" office:string-value="104=Rom.8" calcext:value-type="string">
            <text:p>104=Rom.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om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9]&amp;&quot;=&quot;&amp;[.B49]&amp;&quot;.&quot;&amp;[.C49]" office:value-type="string" office:string-value="105=Rom.9" calcext:value-type="string">
            <text:p>105=Rom.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m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0]&amp;&quot;=&quot;&amp;[.B50]&amp;&quot;.&quot;&amp;[.C50]" office:value-type="string" office:string-value="106=Rom.10" calcext:value-type="string">
            <text:p>106=Rom.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om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1]&amp;&quot;=&quot;&amp;[.B51]&amp;&quot;.&quot;&amp;[.C51]" office:value-type="string" office:string-value="107=Rom.11" calcext:value-type="string">
            <text:p>107=Rom.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om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2]&amp;&quot;=&quot;&amp;[.B52]&amp;&quot;.&quot;&amp;[.C52]" office:value-type="string" office:string-value="108=Rom.12" calcext:value-type="string">
            <text:p>108=Rom.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om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3]&amp;&quot;=&quot;&amp;[.B53]&amp;&quot;.&quot;&amp;[.C53]" office:value-type="string" office:string-value="109=Rom.13" calcext:value-type="string">
            <text:p>109=Rom.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4]&amp;&quot;=&quot;&amp;[.B54]&amp;&quot;.&quot;&amp;[.C54]" office:value-type="string" office:string-value="110=Rom.14" calcext:value-type="string">
            <text:p>110=Rom.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m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5]&amp;&quot;=&quot;&amp;[.B55]&amp;&quot;.&quot;&amp;[.C55]" office:value-type="string" office:string-value="111=Rom.15" calcext:value-type="string">
            <text:p>111=Rom.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om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6]&amp;&quot;=&quot;&amp;[.B56]&amp;&quot;.&quot;&amp;[.C56]" office:value-type="string" office:string-value="112=Rom.16" calcext:value-type="string">
            <text:p>112=Rom.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p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7]&amp;&quot;=&quot;&amp;[.B57]&amp;&quot;.&quot;&amp;[.C57]" office:value-type="string" office:string-value="113=Eph.1" calcext:value-type="string">
            <text:p>113=Eph.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ph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8]&amp;&quot;=&quot;&amp;[.B58]&amp;&quot;.&quot;&amp;[.C58]" office:value-type="string" office:string-value="114=Eph.2" calcext:value-type="string">
            <text:p>114=Eph.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ph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9]&amp;&quot;=&quot;&amp;[.B59]&amp;&quot;.&quot;&amp;[.C59]" office:value-type="string" office:string-value="115=Eph.3" calcext:value-type="string">
            <text:p>115=Eph.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p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&amp;&quot;=&quot;&amp;[.B60]&amp;&quot;.&quot;&amp;[.C60]" office:value-type="string" office:string-value="116=Eph.4" calcext:value-type="string">
            <text:p>116=Eph.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ph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1]&amp;&quot;=&quot;&amp;[.B61]&amp;&quot;.&quot;&amp;[.C61]" office:value-type="string" office:string-value="117=Eph.5" calcext:value-type="string">
            <text:p>117=Eph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ph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2]&amp;&quot;=&quot;&amp;[.B62]&amp;&quot;.&quot;&amp;[.C62]" office:value-type="string" office:string-value="118=Eph.6" calcext:value-type="string">
            <text:p>118=Eph.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hi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&amp;&quot;=&quot;&amp;[.B63]&amp;&quot;.&quot;&amp;[.C63]" office:value-type="string" office:string-value="119=Phil.1" calcext:value-type="string">
            <text:p>119=Phil.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i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4]&amp;&quot;=&quot;&amp;[.B64]&amp;&quot;.&quot;&amp;[.C64]" office:value-type="string" office:string-value="120=Phil.2" calcext:value-type="string">
            <text:p>120=Phil.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hi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5]&amp;&quot;=&quot;&amp;[.B65]&amp;&quot;.&quot;&amp;[.C65]" office:value-type="string" office:string-value="121=Phil.3" calcext:value-type="string">
            <text:p>121=Phil.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hi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&amp;&quot;=&quot;&amp;[.B66]&amp;&quot;.&quot;&amp;[.C66]" office:value-type="string" office:string-value="122=Phil.4" calcext:value-type="string">
            <text:p>122=Phil.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&amp;&quot;=&quot;&amp;[.B67]&amp;&quot;.&quot;&amp;[.C67]" office:value-type="string" office:string-value="123=Col.1" calcext:value-type="string">
            <text:p>123=Col.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8]&amp;&quot;=&quot;&amp;[.B68]&amp;&quot;.&quot;&amp;[.C68]" office:value-type="string" office:string-value="124=Col.2" calcext:value-type="string">
            <text:p>124=Col.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9]&amp;&quot;=&quot;&amp;[.B69]&amp;&quot;.&quot;&amp;[.C69]" office:value-type="string" office:string-value="125=Col.3" calcext:value-type="string">
            <text:p>125=Col.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0]&amp;&quot;=&quot;&amp;[.B70]&amp;&quot;.&quot;&amp;[.C70]" office:value-type="string" office:string-value="126=Col.4" calcext:value-type="string">
            <text:p>126=Col.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hl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&amp;&quot;=&quot;&amp;[.B71]&amp;&quot;.&quot;&amp;[.C71]" office:value-type="string" office:string-value="127=Phlm.1" calcext:value-type="string">
            <text:p>127=Phlm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2]&amp;&quot;=&quot;&amp;[.B72]&amp;&quot;.&quot;&amp;[.C72]" office:value-type="string" office:string-value="128=Luke.1" calcext:value-type="string">
            <text:p>128=Luke.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73]&amp;&quot;=&quot;&amp;[.B73]&amp;&quot;.&quot;&amp;[.C73]" office:value-type="string" office:string-value="129=Luke.2" calcext:value-type="string">
            <text:p>129=Luke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k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4]&amp;&quot;=&quot;&amp;[.B74]&amp;&quot;.&quot;&amp;[.C74]" office:value-type="string" office:string-value="130=Luke.3" calcext:value-type="string">
            <text:p>130=Luke.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5]&amp;&quot;=&quot;&amp;[.B75]&amp;&quot;.&quot;&amp;[.C75]" office:value-type="string" office:string-value="131=Luke.4" calcext:value-type="string">
            <text:p>131=Luke.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6]&amp;&quot;=&quot;&amp;[.B76]&amp;&quot;.&quot;&amp;[.C76]" office:value-type="string" office:string-value="132=Luke.5" calcext:value-type="string">
            <text:p>132=Luke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7]&amp;&quot;=&quot;&amp;[.B77]&amp;&quot;.&quot;&amp;[.C77]" office:value-type="string" office:string-value="133=Luke.6" calcext:value-type="string">
            <text:p>133=Luke.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8]&amp;&quot;=&quot;&amp;[.B78]&amp;&quot;.&quot;&amp;[.C78]" office:value-type="string" office:string-value="134=Luke.7" calcext:value-type="string">
            <text:p>134=Luke.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9]&amp;&quot;=&quot;&amp;[.B79]&amp;&quot;.&quot;&amp;[.C79]" office:value-type="string" office:string-value="135=Luke.8" calcext:value-type="string">
            <text:p>135=Luke.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0]&amp;&quot;=&quot;&amp;[.B80]&amp;&quot;.&quot;&amp;[.C80]" office:value-type="string" office:string-value="136=Luke.9" calcext:value-type="string">
            <text:p>136=Luke.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81]&amp;&quot;=&quot;&amp;[.B81]&amp;&quot;.&quot;&amp;[.C81]" office:value-type="string" office:string-value="137=Luke.10" calcext:value-type="string">
            <text:p>137=Luke.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82]&amp;&quot;=&quot;&amp;[.B82]&amp;&quot;.&quot;&amp;[.C82]" office:value-type="string" office:string-value="138=Luke.11" calcext:value-type="string">
            <text:p>138=Luke.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83]&amp;&quot;=&quot;&amp;[.B83]&amp;&quot;.&quot;&amp;[.C83]" office:value-type="string" office:string-value="139=Luke.12" calcext:value-type="string">
            <text:p>139=Luke.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84]&amp;&quot;=&quot;&amp;[.B84]&amp;&quot;.&quot;&amp;[.C84]" office:value-type="string" office:string-value="140=Luke.13" calcext:value-type="string">
            <text:p>140=Luke.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85]&amp;&quot;=&quot;&amp;[.B85]&amp;&quot;.&quot;&amp;[.C85]" office:value-type="string" office:string-value="141=Luke.14" calcext:value-type="string">
            <text:p>141=Luke.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86]&amp;&quot;=&quot;&amp;[.B86]&amp;&quot;.&quot;&amp;[.C86]" office:value-type="string" office:string-value="142=Luke.15" calcext:value-type="string">
            <text:p>142=Luke.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87]&amp;&quot;=&quot;&amp;[.B87]&amp;&quot;.&quot;&amp;[.C87]" office:value-type="string" office:string-value="143=Luke.16" calcext:value-type="string">
            <text:p>143=Luke.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88]&amp;&quot;=&quot;&amp;[.B88]&amp;&quot;.&quot;&amp;[.C88]" office:value-type="string" office:string-value="144=Luke.17" calcext:value-type="string">
            <text:p>144=Luke.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89]&amp;&quot;=&quot;&amp;[.B89]&amp;&quot;.&quot;&amp;[.C89]" office:value-type="string" office:string-value="145=Luke.18" calcext:value-type="string">
            <text:p>145=Luke.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0]&amp;&quot;=&quot;&amp;[.B90]&amp;&quot;.&quot;&amp;[.C90]" office:value-type="string" office:string-value="146=Luke.19" calcext:value-type="string">
            <text:p>146=Luke.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91]&amp;&quot;=&quot;&amp;[.B91]&amp;&quot;.&quot;&amp;[.C91]" office:value-type="string" office:string-value="147=Luke.20" calcext:value-type="string">
            <text:p>147=Luke.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92]&amp;&quot;=&quot;&amp;[.B92]&amp;&quot;.&quot;&amp;[.C92]" office:value-type="string" office:string-value="148=Luke.21" calcext:value-type="string">
            <text:p>148=Luke.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k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93]&amp;&quot;=&quot;&amp;[.B93]&amp;&quot;.&quot;&amp;[.C93]" office:value-type="string" office:string-value="149=Luke.22" calcext:value-type="string">
            <text:p>149=Luke.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uke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94]&amp;&quot;=&quot;&amp;[.B94]&amp;&quot;.&quot;&amp;[.C94]" office:value-type="string" office:string-value="150=Luke.23" calcext:value-type="string">
            <text:p>150=Luke.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95]&amp;&quot;=&quot;&amp;[.B95]&amp;&quot;.&quot;&amp;[.C95]" office:value-type="string" office:string-value="151=Luke.24" calcext:value-type="string">
            <text:p>151=Luke.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C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6]&amp;&quot;=&quot;&amp;[.B96]&amp;&quot;.&quot;&amp;[.C96]" office:value-type="string" office:string-value="152=1Cor.1" calcext:value-type="string">
            <text:p>152=1Cor.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C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97]&amp;&quot;=&quot;&amp;[.B97]&amp;&quot;.&quot;&amp;[.C97]" office:value-type="string" office:string-value="153=1Cor.2" calcext:value-type="string">
            <text:p>153=1Cor.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Co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98]&amp;&quot;=&quot;&amp;[.B98]&amp;&quot;.&quot;&amp;[.C98]" office:value-type="string" office:string-value="154=1Cor.3" calcext:value-type="string">
            <text:p>154=1Cor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Co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9]&amp;&quot;=&quot;&amp;[.B99]&amp;&quot;.&quot;&amp;[.C99]" office:value-type="string" office:string-value="155=1Cor.4" calcext:value-type="string">
            <text:p>155=1Cor.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Co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0]&amp;&quot;=&quot;&amp;[.B100]&amp;&quot;.&quot;&amp;[.C100]" office:value-type="string" office:string-value="156=1Cor.5" calcext:value-type="string">
            <text:p>156=1Cor.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C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01]&amp;&quot;=&quot;&amp;[.B101]&amp;&quot;.&quot;&amp;[.C101]" office:value-type="string" office:string-value="157=1Cor.6" calcext:value-type="string">
            <text:p>157=1Cor.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C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02]&amp;&quot;=&quot;&amp;[.B102]&amp;&quot;.&quot;&amp;[.C102]" office:value-type="string" office:string-value="158=1Cor.7" calcext:value-type="string">
            <text:p>158=1Cor.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Co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03]&amp;&quot;=&quot;&amp;[.B103]&amp;&quot;.&quot;&amp;[.C103]" office:value-type="string" office:string-value="159=1Cor.8" calcext:value-type="string">
            <text:p>159=1Cor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C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04]&amp;&quot;=&quot;&amp;[.B104]&amp;&quot;.&quot;&amp;[.C104]" office:value-type="string" office:string-value="160=1Cor.9" calcext:value-type="string">
            <text:p>160=1Cor.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C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05]&amp;&quot;=&quot;&amp;[.B105]&amp;&quot;.&quot;&amp;[.C105]" office:value-type="string" office:string-value="161=1Cor.10" calcext:value-type="string">
            <text:p>161=1Cor.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C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06]&amp;&quot;=&quot;&amp;[.B106]&amp;&quot;.&quot;&amp;[.C106]" office:value-type="string" office:string-value="162=1Cor.11" calcext:value-type="string">
            <text:p>162=1Cor.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C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07]&amp;&quot;=&quot;&amp;[.B107]&amp;&quot;.&quot;&amp;[.C107]" office:value-type="string" office:string-value="163=1Cor.12" calcext:value-type="string">
            <text:p>163=1Cor.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Co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08]&amp;&quot;=&quot;&amp;[.B108]&amp;&quot;.&quot;&amp;[.C108]" office:value-type="string" office:string-value="164=1Cor.13" calcext:value-type="string">
            <text:p>164=1Cor.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Cor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09]&amp;&quot;=&quot;&amp;[.B109]&amp;&quot;.&quot;&amp;[.C109]" office:value-type="string" office:string-value="165=1Cor.14" calcext:value-type="string">
            <text:p>165=1Cor.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C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10]&amp;&quot;=&quot;&amp;[.B110]&amp;&quot;.&quot;&amp;[.C110]" office:value-type="string" office:string-value="166=1Cor.15" calcext:value-type="string">
            <text:p>166=1Cor.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Cor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11]&amp;&quot;=&quot;&amp;[.B111]&amp;&quot;.&quot;&amp;[.C111]" office:value-type="string" office:string-value="167=1Cor.16" calcext:value-type="string">
            <text:p>167=1Cor.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C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12]&amp;&quot;=&quot;&amp;[.B112]&amp;&quot;.&quot;&amp;[.C112]" office:value-type="string" office:string-value="168=2Cor.1" calcext:value-type="string">
            <text:p>168=2Cor.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C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3]&amp;&quot;=&quot;&amp;[.B113]&amp;&quot;.&quot;&amp;[.C113]" office:value-type="string" office:string-value="169=2Cor.2" calcext:value-type="string">
            <text:p>169=2Cor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Co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14]&amp;&quot;=&quot;&amp;[.B114]&amp;&quot;.&quot;&amp;[.C114]" office:value-type="string" office:string-value="170=2Cor.3" calcext:value-type="string">
            <text:p>170=2Cor.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Co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5]&amp;&quot;=&quot;&amp;[.B115]&amp;&quot;.&quot;&amp;[.C115]" office:value-type="string" office:string-value="171=2Cor.4" calcext:value-type="string">
            <text:p>171=2Cor.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Co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6]&amp;&quot;=&quot;&amp;[.B116]&amp;&quot;.&quot;&amp;[.C116]" office:value-type="string" office:string-value="172=2Cor.5" calcext:value-type="string">
            <text:p>172=2Cor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Co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17]&amp;&quot;=&quot;&amp;[.B117]&amp;&quot;.&quot;&amp;[.C117]" office:value-type="string" office:string-value="173=2Cor.6" calcext:value-type="string">
            <text:p>173=2Cor.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Co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18]&amp;&quot;=&quot;&amp;[.B118]&amp;&quot;.&quot;&amp;[.C118]" office:value-type="string" office:string-value="174=2Cor.7" calcext:value-type="string">
            <text:p>174=2Cor.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Co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19]&amp;&quot;=&quot;&amp;[.B119]&amp;&quot;.&quot;&amp;[.C119]" office:value-type="string" office:string-value="175=2Cor.8" calcext:value-type="string">
            <text:p>175=2Cor.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Cor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20]&amp;&quot;=&quot;&amp;[.B120]&amp;&quot;.&quot;&amp;[.C120]" office:value-type="string" office:string-value="176=2Cor.9" calcext:value-type="string">
            <text:p>176=2Cor.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C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21]&amp;&quot;=&quot;&amp;[.B121]&amp;&quot;.&quot;&amp;[.C121]" office:value-type="string" office:string-value="177=2Cor.10" calcext:value-type="string">
            <text:p>177=2Cor.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Cor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22]&amp;&quot;=&quot;&amp;[.B122]&amp;&quot;.&quot;&amp;[.C122]" office:value-type="string" office:string-value="178=2Cor.11" calcext:value-type="string">
            <text:p>178=2Cor.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C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3]&amp;&quot;=&quot;&amp;[.B123]&amp;&quot;.&quot;&amp;[.C123]" office:value-type="string" office:string-value="179=2Cor.12" calcext:value-type="string">
            <text:p>179=2Cor.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Cor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24]&amp;&quot;=&quot;&amp;[.B124]&amp;&quot;.&quot;&amp;[.C124]" office:value-type="string" office:string-value="180=2Cor.13" calcext:value-type="string">
            <text:p>180=2Cor.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Ti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25]&amp;&quot;=&quot;&amp;[.B125]&amp;&quot;.&quot;&amp;[.C125]" office:value-type="string" office:string-value="181=1Tim.1" calcext:value-type="string">
            <text:p>181=1Tim.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Ti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26]&amp;&quot;=&quot;&amp;[.B126]&amp;&quot;.&quot;&amp;[.C126]" office:value-type="string" office:string-value="182=1Tim.2" calcext:value-type="string">
            <text:p>182=1Tim.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Ti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7]&amp;&quot;=&quot;&amp;[.B127]&amp;&quot;.&quot;&amp;[.C127]" office:value-type="string" office:string-value="183=1Tim.3" calcext:value-type="string">
            <text:p>183=1Tim.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Ti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8]&amp;&quot;=&quot;&amp;[.B128]&amp;&quot;.&quot;&amp;[.C128]" office:value-type="string" office:string-value="184=1Tim.4" calcext:value-type="string">
            <text:p>184=1Tim.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Tim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9]&amp;&quot;=&quot;&amp;[.B129]&amp;&quot;.&quot;&amp;[.C129]" office:value-type="string" office:string-value="185=1Tim.5" calcext:value-type="string">
            <text:p>185=1Tim.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Ti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30]&amp;&quot;=&quot;&amp;[.B130]&amp;&quot;.&quot;&amp;[.C130]" office:value-type="string" office:string-value="186=1Tim.6" calcext:value-type="string">
            <text:p>186=1Tim.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Ti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1]&amp;&quot;=&quot;&amp;[.B131]&amp;&quot;.&quot;&amp;[.C131]" office:value-type="string" office:string-value="187=2Tim.1" calcext:value-type="string">
            <text:p>187=2Tim.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Ti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2]&amp;&quot;=&quot;&amp;[.B132]&amp;&quot;.&quot;&amp;[.C132]" office:value-type="string" office:string-value="188=2Tim.2" calcext:value-type="string">
            <text:p>188=2Tim.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Ti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3]&amp;&quot;=&quot;&amp;[.B133]&amp;&quot;.&quot;&amp;[.C133]" office:value-type="string" office:string-value="189=2Tim.3" calcext:value-type="string">
            <text:p>189=2Tim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Tim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4]&amp;&quot;=&quot;&amp;[.B134]&amp;&quot;.&quot;&amp;[.C134]" office:value-type="string" office:string-value="190=2Tim.4" calcext:value-type="string">
            <text:p>190=2Tim.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itu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5]&amp;&quot;=&quot;&amp;[.B135]&amp;&quot;.&quot;&amp;[.C135]" office:value-type="string" office:string-value="191=Titus.1" calcext:value-type="string">
            <text:p>191=Titus.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itu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6]&amp;&quot;=&quot;&amp;[.B136]&amp;&quot;.&quot;&amp;[.C136]" office:value-type="string" office:string-value="192=Titus.2" calcext:value-type="string">
            <text:p>192=Titus.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itu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7]&amp;&quot;=&quot;&amp;[.B137]&amp;&quot;.&quot;&amp;[.C137]" office:value-type="string" office:string-value="193=Titus.3" calcext:value-type="string">
            <text:p>193=Titus.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8]&amp;&quot;=&quot;&amp;[.B138]&amp;&quot;.&quot;&amp;[.C138]" office:value-type="string" office:string-value="194=1John.1" calcext:value-type="string">
            <text:p>194=1John.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Joh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9]&amp;&quot;=&quot;&amp;[.B139]&amp;&quot;.&quot;&amp;[.C139]" office:value-type="string" office:string-value="195=1John.2" calcext:value-type="string">
            <text:p>195=1John.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Joh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40]&amp;&quot;=&quot;&amp;[.B140]&amp;&quot;.&quot;&amp;[.C140]" office:value-type="string" office:string-value="196=1John.3" calcext:value-type="string">
            <text:p>196=1John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John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1]&amp;&quot;=&quot;&amp;[.B141]&amp;&quot;.&quot;&amp;[.C141]" office:value-type="string" office:string-value="197=1John.4" calcext:value-type="string">
            <text:p>197=1John.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Joh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2]&amp;&quot;=&quot;&amp;[.B142]&amp;&quot;.&quot;&amp;[.C142]" office:value-type="string" office:string-value="198=1John.5" calcext:value-type="string">
            <text:p>198=1John.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3]&amp;&quot;=&quot;&amp;[.B143]&amp;&quot;.&quot;&amp;[.C143]" office:value-type="string" office:string-value="199=2John.1" calcext:value-type="string">
            <text:p>199=2John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4]&amp;&quot;=&quot;&amp;[.B144]&amp;&quot;.&quot;&amp;[.C144]" office:value-type="string" office:string-value="200=3John.1" calcext:value-type="string">
            <text:p>200=3John.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P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5]&amp;&quot;=&quot;&amp;[.B145]&amp;&quot;.&quot;&amp;[.C145]" office:value-type="string" office:string-value="201=1Pet.1" calcext:value-type="string">
            <text:p>201=1Pet.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P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6]&amp;&quot;=&quot;&amp;[.B146]&amp;&quot;.&quot;&amp;[.C146]" office:value-type="string" office:string-value="202=1Pet.2" calcext:value-type="string">
            <text:p>202=1Pet.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Pe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47]&amp;&quot;=&quot;&amp;[.B147]&amp;&quot;.&quot;&amp;[.C147]" office:value-type="string" office:string-value="203=1Pet.3" calcext:value-type="string">
            <text:p>203=1Pet.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Pet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8]&amp;&quot;=&quot;&amp;[.B148]&amp;&quot;.&quot;&amp;[.C148]" office:value-type="string" office:string-value="204=1Pet.4" calcext:value-type="string">
            <text:p>204=1Pet.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Pe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9]&amp;&quot;=&quot;&amp;[.B149]&amp;&quot;.&quot;&amp;[.C149]" office:value-type="string" office:string-value="205=1Pet.5" calcext:value-type="string">
            <text:p>205=1Pet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0]&amp;&quot;=&quot;&amp;[.B150]&amp;&quot;.&quot;&amp;[.C150]" office:value-type="string" office:string-value="206=John.1" calcext:value-type="string">
            <text:p>206=John.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1]&amp;&quot;=&quot;&amp;[.B151]&amp;&quot;.&quot;&amp;[.C151]" office:value-type="string" office:string-value="207=John.2" calcext:value-type="string">
            <text:p>207=John.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2]&amp;&quot;=&quot;&amp;[.B152]&amp;&quot;.&quot;&amp;[.C152]" office:value-type="string" office:string-value="208=John.3" calcext:value-type="string">
            <text:p>208=John.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53]&amp;&quot;=&quot;&amp;[.B153]&amp;&quot;.&quot;&amp;[.C153]" office:value-type="string" office:string-value="209=John.4" calcext:value-type="string">
            <text:p>209=John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4]&amp;&quot;=&quot;&amp;[.B154]&amp;&quot;.&quot;&amp;[.C154]" office:value-type="string" office:string-value="210=John.5" calcext:value-type="string">
            <text:p>210=John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55]&amp;&quot;=&quot;&amp;[.B155]&amp;&quot;.&quot;&amp;[.C155]" office:value-type="string" office:string-value="211=John.6" calcext:value-type="string">
            <text:p>211=John.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56]&amp;&quot;=&quot;&amp;[.B156]&amp;&quot;.&quot;&amp;[.C156]" office:value-type="string" office:string-value="212=John.7" calcext:value-type="string">
            <text:p>212=John.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57]&amp;&quot;=&quot;&amp;[.B157]&amp;&quot;.&quot;&amp;[.C157]" office:value-type="string" office:string-value="213=John.8" calcext:value-type="string">
            <text:p>213=John.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hn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58]&amp;&quot;=&quot;&amp;[.B158]&amp;&quot;.&quot;&amp;[.C158]" office:value-type="string" office:string-value="214=John.9" calcext:value-type="string">
            <text:p>214=John.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59]&amp;&quot;=&quot;&amp;[.B159]&amp;&quot;.&quot;&amp;[.C159]" office:value-type="string" office:string-value="215=John.10" calcext:value-type="string">
            <text:p>215=John.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60]&amp;&quot;=&quot;&amp;[.B160]&amp;&quot;.&quot;&amp;[.C160]" office:value-type="string" office:string-value="216=John.11" calcext:value-type="string">
            <text:p>216=John.1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61]&amp;&quot;=&quot;&amp;[.B161]&amp;&quot;.&quot;&amp;[.C161]" office:value-type="string" office:string-value="217=John.12" calcext:value-type="string">
            <text:p>217=John.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62]&amp;&quot;=&quot;&amp;[.B162]&amp;&quot;.&quot;&amp;[.C162]" office:value-type="string" office:string-value="218=John.13" calcext:value-type="string">
            <text:p>218=John.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63]&amp;&quot;=&quot;&amp;[.B163]&amp;&quot;.&quot;&amp;[.C163]" office:value-type="string" office:string-value="219=John.14" calcext:value-type="string">
            <text:p>219=John.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64]&amp;&quot;=&quot;&amp;[.B164]&amp;&quot;.&quot;&amp;[.C164]" office:value-type="string" office:string-value="220=John.15" calcext:value-type="string">
            <text:p>220=John.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65]&amp;&quot;=&quot;&amp;[.B165]&amp;&quot;.&quot;&amp;[.C165]" office:value-type="string" office:string-value="221=John.16" calcext:value-type="string">
            <text:p>221=John.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66]&amp;&quot;=&quot;&amp;[.B166]&amp;&quot;.&quot;&amp;[.C166]" office:value-type="string" office:string-value="222=John.17" calcext:value-type="string">
            <text:p>222=John.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John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67]&amp;&quot;=&quot;&amp;[.B167]&amp;&quot;.&quot;&amp;[.C167]" office:value-type="string" office:string-value="223=John.18" calcext:value-type="string">
            <text:p>223=John.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ohn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68]&amp;&quot;=&quot;&amp;[.B168]&amp;&quot;.&quot;&amp;[.C168]" office:value-type="string" office:string-value="224=John.19" calcext:value-type="string">
            <text:p>224=John.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69]&amp;&quot;=&quot;&amp;[.B169]&amp;&quot;.&quot;&amp;[.C169]" office:value-type="string" office:string-value="225=John.20" calcext:value-type="string">
            <text:p>225=John.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70]&amp;&quot;=&quot;&amp;[.B170]&amp;&quot;.&quot;&amp;[.C170]" office:value-type="string" office:string-value="226=John.21" calcext:value-type="string">
            <text:p>226=John.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Thes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1]&amp;&quot;=&quot;&amp;[.B171]&amp;&quot;.&quot;&amp;[.C171]" office:value-type="string" office:string-value="227=1Thess.1" calcext:value-type="string">
            <text:p>227=1Thess.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Thes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72]&amp;&quot;=&quot;&amp;[.B172]&amp;&quot;.&quot;&amp;[.C172]" office:value-type="string" office:string-value="228=1Thess.2" calcext:value-type="string">
            <text:p>228=1Thess.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Th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73]&amp;&quot;=&quot;&amp;[.B173]&amp;&quot;.&quot;&amp;[.C173]" office:value-type="string" office:string-value="229=1Thess.3" calcext:value-type="string">
            <text:p>229=1Thess.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Thes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4]&amp;&quot;=&quot;&amp;[.B174]&amp;&quot;.&quot;&amp;[.C174]" office:value-type="string" office:string-value="230=1Thess.4" calcext:value-type="string">
            <text:p>230=1Thess.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Thes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75]&amp;&quot;=&quot;&amp;[.B175]&amp;&quot;.&quot;&amp;[.C175]" office:value-type="string" office:string-value="231=1Thess.5" calcext:value-type="string">
            <text:p>231=1Thess.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Thes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6]&amp;&quot;=&quot;&amp;[.B176]&amp;&quot;.&quot;&amp;[.C176]" office:value-type="string" office:string-value="232=2Thess.1" calcext:value-type="string">
            <text:p>232=2Thess.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Thes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77]&amp;&quot;=&quot;&amp;[.B177]&amp;&quot;.&quot;&amp;[.C177]" office:value-type="string" office:string-value="233=2Thess.2" calcext:value-type="string">
            <text:p>233=2Thess.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Th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78]&amp;&quot;=&quot;&amp;[.B178]&amp;&quot;.&quot;&amp;[.C178]" office:value-type="string" office:string-value="234=2Thess.3" calcext:value-type="string">
            <text:p>234=2Thess.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Pe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79]&amp;&quot;=&quot;&amp;[.B179]&amp;&quot;.&quot;&amp;[.C179]" office:value-type="string" office:string-value="235=2Pet.1" calcext:value-type="string">
            <text:p>235=2Pet.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Pet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80]&amp;&quot;=&quot;&amp;[.B180]&amp;&quot;.&quot;&amp;[.C180]" office:value-type="string" office:string-value="236=2Pet.2" calcext:value-type="string">
            <text:p>236=2Pet.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Pe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1]&amp;&quot;=&quot;&amp;[.B181]&amp;&quot;.&quot;&amp;[.C181]" office:value-type="string" office:string-value="237=2Pet.3" calcext:value-type="string">
            <text:p>237=2Pet.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2]&amp;&quot;=&quot;&amp;[.B182]&amp;&quot;.&quot;&amp;[.C182]" office:value-type="string" office:string-value="238=Jude.1" calcext:value-type="string">
            <text:p>238=Jude.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ev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3]&amp;&quot;=&quot;&amp;[.B183]&amp;&quot;.&quot;&amp;[.C183]" office:value-type="string" office:string-value="239=Rev.1" calcext:value-type="string">
            <text:p>239=Rev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ev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84]&amp;&quot;=&quot;&amp;[.B184]&amp;&quot;.&quot;&amp;[.C184]" office:value-type="string" office:string-value="240=Rev.2" calcext:value-type="string">
            <text:p>240=Rev.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ev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5]&amp;&quot;=&quot;&amp;[.B185]&amp;&quot;.&quot;&amp;[.C185]" office:value-type="string" office:string-value="241=Rev.3" calcext:value-type="string">
            <text:p>241=Rev.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ev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86]&amp;&quot;=&quot;&amp;[.B186]&amp;&quot;.&quot;&amp;[.C186]" office:value-type="string" office:string-value="242=Rev.4" calcext:value-type="string">
            <text:p>242=Rev.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ev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87]&amp;&quot;=&quot;&amp;[.B187]&amp;&quot;.&quot;&amp;[.C187]" office:value-type="string" office:string-value="243=Rev.5" calcext:value-type="string">
            <text:p>243=Rev.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ev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88]&amp;&quot;=&quot;&amp;[.B188]&amp;&quot;.&quot;&amp;[.C188]" office:value-type="string" office:string-value="244=Rev.6" calcext:value-type="string">
            <text:p>244=Rev.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ev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89]&amp;&quot;=&quot;&amp;[.B189]&amp;&quot;.&quot;&amp;[.C189]" office:value-type="string" office:string-value="245=Rev.7" calcext:value-type="string">
            <text:p>245=Rev.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ev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90]&amp;&quot;=&quot;&amp;[.B190]&amp;&quot;.&quot;&amp;[.C190]" office:value-type="string" office:string-value="246=Rev.8" calcext:value-type="string">
            <text:p>246=Rev.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v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91]&amp;&quot;=&quot;&amp;[.B191]&amp;&quot;.&quot;&amp;[.C191]" office:value-type="string" office:string-value="247=Rev.9" calcext:value-type="string">
            <text:p>247=Rev.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ev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92]&amp;&quot;=&quot;&amp;[.B192]&amp;&quot;.&quot;&amp;[.C192]" office:value-type="string" office:string-value="248=Rev.10" calcext:value-type="string">
            <text:p>248=Rev.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ev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93]&amp;&quot;=&quot;&amp;[.B193]&amp;&quot;.&quot;&amp;[.C193]" office:value-type="string" office:string-value="249=Rev.11" calcext:value-type="string">
            <text:p>249=Rev.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ev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4]&amp;&quot;=&quot;&amp;[.B194]&amp;&quot;.&quot;&amp;[.C194]" office:value-type="string" office:string-value="250=Rev.12" calcext:value-type="string">
            <text:p>250=Rev.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ev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95]&amp;&quot;=&quot;&amp;[.B195]&amp;&quot;.&quot;&amp;[.C195]" office:value-type="string" office:string-value="251=Rev.13" calcext:value-type="string">
            <text:p>251=Rev.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v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96]&amp;&quot;=&quot;&amp;[.B196]&amp;&quot;.&quot;&amp;[.C196]" office:value-type="string" office:string-value="252=Rev.14" calcext:value-type="string">
            <text:p>252=Rev.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v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97]&amp;&quot;=&quot;&amp;[.B197]&amp;&quot;.&quot;&amp;[.C197]" office:value-type="string" office:string-value="253=Rev.15" calcext:value-type="string">
            <text:p>253=Rev.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ev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98]&amp;&quot;=&quot;&amp;[.B198]&amp;&quot;.&quot;&amp;[.C198]" office:value-type="string" office:string-value="254=Rev.16" calcext:value-type="string">
            <text:p>254=Rev.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v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99]&amp;&quot;=&quot;&amp;[.B199]&amp;&quot;.&quot;&amp;[.C199]" office:value-type="string" office:string-value="255=Rev.17" calcext:value-type="string">
            <text:p>255=Rev.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ev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200]&amp;&quot;=&quot;&amp;[.B200]&amp;&quot;.&quot;&amp;[.C200]" office:value-type="string" office:string-value="256=Rev.18" calcext:value-type="string">
            <text:p>256=Rev.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ev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01]&amp;&quot;=&quot;&amp;[.B201]&amp;&quot;.&quot;&amp;[.C201]" office:value-type="string" office:string-value="257=Rev.19" calcext:value-type="string">
            <text:p>257=Rev.1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ev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02]&amp;&quot;=&quot;&amp;[.B202]&amp;&quot;.&quot;&amp;[.C202]" office:value-type="string" office:string-value="258=Rev.20" calcext:value-type="string">
            <text:p>258=Rev.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ev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03]&amp;&quot;=&quot;&amp;[.B203]&amp;&quot;.&quot;&amp;[.C203]" office:value-type="string" office:string-value="259=Rev.21" calcext:value-type="string">
            <text:p>259=Rev.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ev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04]&amp;&quot;=&quot;&amp;[.B204]&amp;&quot;.&quot;&amp;[.C204]" office:value-type="string" office:string-value="260=Rev.22" calcext:value-type="string">
            <text:p>260=Rev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0:54:41.312504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5:15:15.358051830</meta:creation-date>
    <dc:date>2025-01-14T14:56:18.332371500</dc:date>
    <meta:editing-duration>P1DT16H49M39S</meta:editing-duration>
    <meta:editing-cycles>2</meta:editing-cycles>
    <meta:generator>LibreOffice/24.8.4.2$Linux_X86_64 LibreOffice_project/bb3cfa12c7b1bf994ecc5649a80400d06cd71002</meta:generator>
    <meta:document-statistic meta:table-count="1" meta:cell-count="812" meta:object-count="0"/>
  </office:meta>
</office:document-meta>
</file>